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115cm"/>
    </style:style>
    <style:style style:name="Tabela1.B" style:family="table-column">
      <style:table-column-properties style:column-width="12.885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4.898cm"/>
    </style:style>
    <style:style style:name="Tabela2.B" style:family="table-column">
      <style:table-column-properties style:column-width="12.102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4.376cm"/>
    </style:style>
    <style:style style:name="Tabela3.B" style:family="table-column">
      <style:table-column-properties style:column-width="12.624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4.72cm"/>
    </style:style>
    <style:style style:name="Tabela4.B" style:family="table-column">
      <style:table-column-properties style:column-width="12.28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3.872cm"/>
    </style:style>
    <style:style style:name="Tabela5.B" style:family="table-column">
      <style:table-column-properties style:column-width="13.129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4.394cm"/>
    </style:style>
    <style:style style:name="Tabela6.B" style:family="table-column">
      <style:table-column-properties style:column-width="12.607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4.994cm"/>
    </style:style>
    <style:style style:name="Tabela7.B" style:family="table-column">
      <style:table-column-properties style:column-width="12.007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17cm" table:align="left"/>
    </style:style>
    <style:style style:name="Tabela8.A" style:family="table-column">
      <style:table-column-properties style:column-width="4.38cm"/>
    </style:style>
    <style:style style:name="Tabela8.B" style:family="table-column">
      <style:table-column-properties style:column-width="12.621cm"/>
    </style:style>
    <style:style style:name="Tabela8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paragraph-rsid="001c39dc"/>
    </style:style>
    <style:style style:name="P3" style:family="paragraph" style:parent-style-name="Table_20_Contents">
      <style:paragraph-properties fo:text-align="start" style:justify-single-word="false"/>
      <style:text-properties officeooo:rsid="001b8651" officeooo:paragraph-rsid="001b8651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1b8651" officeooo:paragraph-rsid="001b8651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1e0834" officeooo:paragraph-rsid="001e0834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officeooo:rsid="001e0834" officeooo:paragraph-rsid="001e0834"/>
    </style:style>
    <style:style style:name="P7" style:family="paragraph" style:parent-style-name="Table_20_Heading">
      <style:paragraph-properties fo:text-align="start" style:justify-single-word="false"/>
    </style:style>
    <style:style style:name="T1" style:family="text">
      <style:text-properties officeooo:rsid="001a69b9"/>
    </style:style>
    <style:style style:name="T2" style:family="text">
      <style:text-properties officeooo:rsid="001b6f9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8651" style:font-weight-asian="bold" style:font-weight-complex="bold"/>
    </style:style>
    <style:style style:name="T5" style:family="text">
      <style:text-properties fo:font-weight="bold" officeooo:rsid="001c39dc" style:font-weight-asian="bold" style:font-weight-complex="bold"/>
    </style:style>
    <style:style style:name="T6" style:family="text">
      <style:text-properties officeooo:rsid="001c39dc"/>
    </style:style>
    <style:style style:name="T7" style:family="text">
      <style:text-properties officeooo:rsid="001e0834"/>
    </style:style>
    <style:style style:name="T8" style:family="text">
      <style:text-properties officeooo:rsid="00206f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ransação Tributária do Estado de Goiás – <text:span text:style-name="T8">PERGUNTAS E RESPOSTAS</text:span></text:h>
      <text:h text:style-name="Heading_20_2" text:outline-level="2">1. Conceito e Abrangência</text:h>
      <table:table table:name="Tabela1" table:style-name="Tabela1">
        <table:table-column table:style-name="Tabela1.A"/>
        <table:table-column table:style-name="Tabela1.B"/>
        <table:table-row table:style-name="TableLine2211088726064">
          <table:table-cell table:style-name="Tabela1.A1" office:value-type="string">
            <text:p text:style-name="P7">Pergunta</text:p>
          </table:table-cell>
          <table:table-cell table:style-name="Tabela1.A1" office:value-type="string">
            <text:p text:style-name="P7">Resposta (Base legal)</text:p>
          </table:table-cell>
        </table:table-row>
        <table:table-row table:style-name="TableLine2211088721712">
          <table:table-cell table:style-name="Tabela1.A1" office:value-type="string">
            <text:p text:style-name="P1"><text:span text:style-name="Strong_20_Emphasis">O que é a Transação Tributária?</text:span></text:p>
          </table:table-cell>
          <table:table-cell table:style-name="Tabela1.A1" office:value-type="string">
            <text:p text:style-name="P1">É um <text:span text:style-name="Strong_20_Emphasis">acordo resolutivo de litígio</text:span> que estabelece os requisitos e as condições para que o Estado de Goiás e os devedores realizem a extinção de litígios relativos à cobrança de créditos da Fazenda Pública Estadual de natureza tributária.</text:p>
          </table:table-cell>
        </table:table-row>
        <table:table-row table:style-name="TableLine2211088718992">
          <table:table-cell table:style-name="Tabela1.A1" office:value-type="string">
            <text:p text:style-name="P1"><text:span text:style-name="Strong_20_Emphasis">Quem pode realizar a transação?</text:span></text:p>
          </table:table-cell>
          <table:table-cell table:style-name="Tabela1.A1" office:value-type="string">
            <text:p text:style-name="P1">O Estado de Goiás, suas autarquias e outras entidades estaduais cuja representação incumba à <text:span text:style-name="Strong_20_Emphasis">Procuradoria-Geral do Estado (PGE)</text:span>. A PGE exerce o juízo de conveniência e oportunidade para celebrá-la.</text:p>
          </table:table-cell>
        </table:table-row>
        <table:table-row table:style-name="TableLine2211088724432">
          <table:table-cell table:style-name="Tabela1.A1" office:value-type="string">
            <text:p text:style-name="P1"><text:span text:style-name="Strong_20_Emphasis">Quais débitos podem ser transacionados?</text:span></text:p>
          </table:table-cell>
          <table:table-cell table:style-name="Tabela1.A1" office:value-type="string">
            <text:p text:style-name="P1">A transação abrange créditos tributários de natureza tributária <text:span text:style-name="Strong_20_Emphasis">inscritos em dívida ativa</text:span>. <text:span text:style-name="T1">Os requisitos, as condições, as vedações estão previstos na LC nº 197/2024, Portaria nº 55-GAB/2025. </text:span></text:p>
          </table:table-cell>
        </table:table-row>
        <table:table-row table:style-name="TableLine2211088713824">
          <table:table-cell table:style-name="Tabela1.A1" office:value-type="string">
            <text:p text:style-name="P1"><text:span text:style-name="Strong_20_Emphasis">Quais são as modalidades de transação?</text:span></text:p>
          </table:table-cell>
          <table:table-cell table:style-name="Tabela1.A1" office:value-type="string">
            <text:p text:style-name="P1">A transação pode ser realizada <text:span text:style-name="Strong_20_Emphasis">por adesão</text:span>, quando o devedor adere aos termos e condições de um edital publicado pela PGE, ou <text:span text:style-name="Strong_20_Emphasis">por proposta individual ou conjunta</text:span>, iniciada pelo devedor ou pelo credor.</text:p>
          </table:table-cell>
        </table:table-row>
        <table:table-row table:style-name="TableLine2211088714096">
          <table:table-cell table:style-name="Tabela1.A1" office:value-type="string">
            <text:p text:style-name="P1"><text:span text:style-name="Strong_20_Emphasis">A transação é um direito do contribuinte?</text:span></text:p>
          </table:table-cell>
          <table:table-cell table:style-name="Tabela1.A1" office:value-type="string">
            <text:p text:style-name="P1"><text:span text:style-name="Strong_20_Emphasis">Não.</text:span> A transação não constitui direito subjetivo do contribuinte, e o deferimento do pedido depende da verificação do cumprimento das exigências regulamentares.</text:p>
          </table:table-cell>
        </table:table-row>
      </table:table>
      <text:h text:style-name="Heading_20_2" text:outline-level="2">2. Prazos e Descontos</text:h>
      <table:table table:name="Tabela2" table:style-name="Tabela2">
        <table:table-column table:style-name="Tabela2.A"/>
        <table:table-column table:style-name="Tabela2.B"/>
        <table:table-row table:style-name="TableLine2211088725520">
          <table:table-cell table:style-name="Tabela2.A1" office:value-type="string">
            <text:p text:style-name="P7">Pergunta</text:p>
          </table:table-cell>
          <table:table-cell table:style-name="Tabela2.A1" office:value-type="string">
            <text:p text:style-name="P7">Resposta (Base legal)</text:p>
          </table:table-cell>
        </table:table-row>
        <table:table-row table:style-name="TableLine2211088720080">
          <table:table-cell table:style-name="Tabela2.A1" office:value-type="string">
            <text:p text:style-name="P1"><text:span text:style-name="Strong_20_Emphasis">Quais são os limites de desconto e prazo para a quitação dos débitos?</text:span></text:p>
          </table:table-cell>
          <table:table-cell table:style-name="Tabela2.A1" office:value-type="string">
            <text:p text:style-name="P1">O desconto máximo permitido é de <text:span text:style-name="Strong_20_Emphasis">65%</text:span> do valor total dos créditos a serem transacionados, e o prazo máximo de quitação é de <text:span text:style-name="Strong_20_Emphasis">120 (cento e vinte) meses</text:span>.</text:p>
          </table:table-cell>
        </table:table-row>
        <table:table-row table:style-name="TableLine2211088726336">
          <table:table-cell table:style-name="Tabela2.A1" office:value-type="string">
            <text:p text:style-name="P1"><text:span text:style-name="Strong_20_Emphasis">Existem condições mais vantajosas para algum grupo de contribuintes?</text:span></text:p>
          </table:table-cell>
          <table:table-cell table:style-name="Tabela2.A1" office:value-type="string">
            <text:p text:style-name="P1"><text:span text:style-name="Strong_20_Emphasis">Sim.</text:span> Na hipótese de transação que envolva <text:span text:style-name="Strong_20_Emphasis">pessoa natural</text:span>, <text:span text:style-name="Strong_20_Emphasis">microempresa (ME) ou empresa de pequeno porte (EPP)</text:span>, ou <text:span text:style-name="Strong_20_Emphasis">empresas em recuperação judicial, liquidação judicial, liquidação extrajudicial ou falência</text:span>, a redução máxima é ampliada para <text:span text:style-name="Strong_20_Emphasis">70%</text:span> e o prazo máximo de quitação para <text:span text:style-name="Strong_20_Emphasis">145 (cento e quarenta e cinco) meses</text:span>.</text:p>
          </table:table-cell>
        </table:table-row>
        <table:table-row table:style-name="TableLine2211088713008">
          <table:table-cell table:style-name="Tabela2.A1" office:value-type="string">
            <text:p text:style-name="P1"><text:span text:style-name="Strong_20_Emphasis">Sobre o que incide o desconto?</text:span></text:p>
          </table:table-cell>
          <table:table-cell table:style-name="Tabela2.A1" office:value-type="string">
            <text:p text:style-name="P1">Os descontos são concedidos nas <text:span text:style-name="Strong_20_Emphasis">multas, nos juros e nos demais acréscimos legais</text:span>. É vedado reduzir o <text:span text:style-name="Strong_20_Emphasis">montante principal (valor originário) do crédito</text:span>.</text:p>
          </table:table-cell>
        </table:table-row>
        <table:table-row table:style-name="TableLine2211088728512">
          <table:table-cell table:style-name="Tabela2.A1" office:value-type="string">
            <text:p text:style-name="P1"><text:span text:style-name="Strong_20_Emphasis">Como é determinado o grau de recuperabilidade da minha dívida?</text:span></text:p>
          </table:table-cell>
          <table:table-cell table:style-name="Tabela2.A1" office:value-type="string">
            <text:p text:style-name="P1">A classificação é feita por segmentação, definida pela Secretaria de Estado da Economia, com base em critérios como a <text:span text:style-name="Strong_20_Emphasis">faixa de valor do PAT</text:span>, o <text:span text:style-name="Strong_20_Emphasis">tipo de exequibilidade</text:span>, a <text:span text:style-name="Strong_20_Emphasis">idade do auto de infração</text:span>, e a <text:span text:style-name="Strong_20_Emphasis">situação cadastral</text:span>.</text:p>
          </table:table-cell>
        </table:table-row>
        <table:table-row table:style-name="TableLine2211088728784">
          <table:table-cell table:style-name="Tabela2.A1" office:value-type="string">
            <text:p text:style-name="P1"><text:span text:style-name="Strong_20_Emphasis">Posso utilizar precatórios para amortizar o débito?</text:span></text:p>
          </table:table-cell>
          <table:table-cell table:style-name="Tabela2.A1" office:value-type="string">
            <text:p text:style-name="P1"><text:span text:style-name="Strong_20_Emphasis">Sim.</text:span> A transação pode contemplar a utilização de precatórios do Estado de Goiás, próprios ou de terceiros, para a amortização do saldo devedor transacionado, observadas as condições de lei específica <text:span text:style-name="T1">e do edital que deverá trazer tal previsão.</text:span></text:p>
          </table:table-cell>
        </table:table-row>
      </table:table>
      <text:h text:style-name="Heading_20_2" text:outline-level="2"><text:soft-page-break/>3. Adesão e Obrigações do Contribuinte</text:h>
      <table:table table:name="Tabela3" table:style-name="Tabela3">
        <table:table-column table:style-name="Tabela3.A"/>
        <table:table-column table:style-name="Tabela3.B"/>
        <table:table-row table:style-name="TableLine2211088729056">
          <table:table-cell table:style-name="Tabela3.A1" office:value-type="string">
            <text:p text:style-name="P7">Pergunta</text:p>
          </table:table-cell>
          <table:table-cell table:style-name="Tabela3.A1" office:value-type="string">
            <text:p text:style-name="P7">Resposta (Base legal)</text:p>
          </table:table-cell>
        </table:table-row>
        <table:table-row table:style-name="TableLine2211088716816">
          <table:table-cell table:style-name="Tabela3.A1" office:value-type="string">
            <text:p text:style-name="P1"><text:span text:style-name="Strong_20_Emphasis">Qual é o procedimento para solicitar a adesão (Edital 001/2025)?</text:span></text:p>
          </table:table-cell>
          <table:table-cell table:style-name="Tabela3.A1" office:value-type="string">
            <text:p text:style-name="P1">O contribuinte deve solicitar seu cadastro, através de requerimento endereçado ao e-mail da Procuradoria-Geral do Estado <text:span text:style-name="Strong_20_Emphasis">ntt@pge.go.gov.br</text:span>, para obter a simulação de seus créditos. Após a simulação, <text:span text:style-name="T2">o seu pedido é submetido à análise da Procuradoria-Greal do Estado.</text:span></text:p>
          </table:table-cell>
        </table:table-row>
        <table:table-row table:style-name="TableLine2211088721984">
          <table:table-cell table:style-name="Tabela3.A1" office:value-type="string">
            <text:p text:style-name="P1"><text:span text:style-name="Strong_20_Emphasis">A partir de quando o acordo é formalizado?</text:span></text:p>
          </table:table-cell>
          <table:table-cell table:style-name="Tabela3.A1" office:value-type="string">
            <text:p text:style-name="P1">O ajuste é formalizado com o preenchimento de requisitos cumulativos: a <text:span text:style-name="Strong_20_Emphasis">assinatura do termo eletrônico</text:span> e o <text:span text:style-name="Strong_20_Emphasis">pagamento da parcela única ou da primeira parcela</text:span> no prazo de seu vencimento.</text:p>
          </table:table-cell>
        </table:table-row>
        <table:table-row table:style-name="TableLine2211088713280">
          <table:table-cell table:style-name="Tabela3.A1" office:value-type="string">
            <text:p text:style-name="P1"><text:span text:style-name="Strong_20_Emphasis">O que acontece se eu tiver processos judiciais em curso?</text:span></text:p>
          </table:table-cell>
          <table:table-cell table:style-name="Tabela3.A1" office:value-type="string">
            <text:p text:style-name="P1">O devedor deve <text:span text:style-name="Strong_20_Emphasis">desistir das impugnações ou recursos</text:span> e <text:span text:style-name="Strong_20_Emphasis">renunciar a quaisquer alegações de direito</text:span> sobre os créditos incluídos na transação. Deve, ainda, requerer a <text:span text:style-name="Strong_20_Emphasis">extinção do respectivo processo com resolução de mérito</text:span>.</text:p>
          </table:table-cell>
        </table:table-row>
        <table:table-row table:style-name="TableLine2211088720896">
          <table:table-cell table:style-name="Tabela3.A1" office:value-type="string">
            <text:p text:style-name="P1"><text:span text:style-name="Strong_20_Emphasis">Se houver depósito judicial, o que devo fazer?</text:span></text:p>
          </table:table-cell>
          <table:table-cell table:style-name="Tabela3.A1" office:value-type="string">
            <text:p text:style-name="P1">Os valores depositados em juízo ou penhorados para garantia do crédito devem ser <text:span text:style-name="Strong_20_Emphasis">ofertados no termo de acordo</text:span> para que sejam abatidos do valor líquido do débito. O devedor deve aquiescer à conversão desses depósitos em renda. A utilização de depósitos ou bloqueios judiciais para abatimento do valor remanescente é <text:span text:style-name="Strong_20_Emphasis">obrigatória</text:span>.</text:p>
          </table:table-cell>
        </table:table-row>
        <table:table-row table:style-name="TableLine2211088724976">
          <table:table-cell table:style-name="Tabela3.A1" office:value-type="string">
            <text:p text:style-name="P1"><text:span text:style-name="Strong_20_Emphasis">A proposta de transação suspende a cobrança imediatamente?</text:span></text:p>
          </table:table-cell>
          <table:table-cell table:style-name="Tabela3.A1" office:value-type="string">
            <text:p text:style-name="P1">A proposta de transação <text:span text:style-name="Strong_20_Emphasis">não suspende a exigibilidade</text:span> dos créditos por ela abrangidos nem o andamento das execuções fiscais. A suspensão da exigibilidade ocorre apenas após a formalização da transação, mediante o pagamento da primeira parcela (ou parcela única), na modalidade de parcelamento.</text:p>
          </table:table-cell>
        </table:table-row>
        <table:table-row table:style-name="TableLine2211088727696">
          <table:table-cell table:style-name="Tabela3.A1" office:value-type="string">
            <text:p text:style-name="P1"><text:span text:style-name="Strong_20_Emphasis">A transação implica novação da dívida?</text:span></text:p>
          </table:table-cell>
          <table:table-cell table:style-name="Tabela3.A1" office:value-type="string">
            <text:p text:style-name="P1"><text:span text:style-name="Strong_20_Emphasis">Não.</text:span> A celebração da transação não implica a novação dos créditos por ela abrangidos.</text:p>
          </table:table-cell>
        </table:table-row>
        <table:table-row table:style-name="TableLine2211088719264">
          <table:table-cell table:style-name="Tabela3.A1" office:value-type="string">
            <text:p text:style-name="P1"><text:span text:style-name="Strong_20_Emphasis">O que a assinatura do termo implica?</text:span></text:p>
          </table:table-cell>
          <table:table-cell table:style-name="Tabela3.A1" office:value-type="string">
            <text:p text:style-name="P1">A assinatura do termo, mesmo que não haja pagamento imediato, implica <text:span text:style-name="Strong_20_Emphasis">confissão irrevogável e irretratável</text:span> dos débitos abrangidos.</text:p>
          </table:table-cell>
        </table:table-row>
      </table:table>
      <text:h text:style-name="Heading_20_2" text:outline-level="2">4. Vedações e Rescisão</text:h>
      <table:table table:name="Tabela4" table:style-name="Tabela4">
        <table:table-column table:style-name="Tabela4.A"/>
        <table:table-column table:style-name="Tabela4.B"/>
        <table:table-row table:style-name="TableLine2211088722256">
          <table:table-cell table:style-name="Tabela4.A1" office:value-type="string">
            <text:p text:style-name="P7">Pergunta</text:p>
          </table:table-cell>
          <table:table-cell table:style-name="Tabela4.A1" office:value-type="string">
            <text:p text:style-name="P7">Resposta (Base legal)</text:p>
          </table:table-cell>
        </table:table-row>
        <table:table-row table:style-name="TableLine2211088712464">
          <table:table-cell table:style-name="Tabela4.A1" office:value-type="string">
            <text:p text:style-name="P1"><text:span text:style-name="Strong_20_Emphasis">Quais créditos são proibidos de serem transacionados?</text:span></text:p>
          </table:table-cell>
          <table:table-cell table:style-name="Tabela4.A1" office:value-type="string">
            <text:p text:style-name="P1">É vedada a transação que envolva débitos <text:span text:style-name="Strong_20_Emphasis">não inscritos em dívida ativa</text:span>, que reduza o <text:span text:style-name="Strong_20_Emphasis">montante principal</text:span> do crédito.</text:p>
          </table:table-cell>
        </table:table-row>
        <table:table-row table:style-name="TableLine2211088725248">
          <table:table-cell table:style-name="Tabela4.A1" office:value-type="string">
            <text:p text:style-name="P1"><text:span text:style-name="Strong_20_Emphasis">Quais são as principais causas de rescisão da transação?</text:span></text:p>
          </table:table-cell>
          <table:table-cell table:style-name="Tabela4.A1" office:value-type="string">
            <text:p text:style-name="P1">As causas incluem o <text:span text:style-name="Strong_20_Emphasis">descumprimento das condições e compromissos</text:span> assumidos, a constatação de <text:span text:style-name="Strong_20_Emphasis">ato tendente ao esvaziamento patrimonial</text:span> para fraudar o cumprimento, e o <text:span text:style-name="Strong_20_Emphasis">atraso no pagamento de mais de 3 (três) parcelas, sucessivas ou não</text:span>.</text:p>
          </table:table-cell>
        </table:table-row>
        <table:table-row table:style-name="TableLine2211088723888">
          <table:table-cell table:style-name="Tabela4.A1" office:value-type="string">
            <text:p text:style-name="P1"><text:span text:style-name="Strong_20_Emphasis">Se eu questionar a transação na Justiça, ela será rescindida?</text:span></text:p>
          </table:table-cell>
          <table:table-cell table:style-name="Tabela4.A1" office:value-type="string">
            <text:p text:style-name="P1"><text:span text:style-name="Strong_20_Emphasis">Sim.</text:span> Qualquer questionamento judicial sobre a matéria transacionada e sobre a própria transação é causa de rescisão.</text:p>
          </table:table-cell>
        </table:table-row>
        <table:table-row table:style-name="TableLine2211088713552">
          <table:table-cell table:style-name="Tabela4.A1" office:value-type="string">
            <text:p text:style-name="P1"><text:span text:style-name="Strong_20_Emphasis">O que acontece após a rescisão?</text:span></text:p>
          </table:table-cell>
          <table:table-cell table:style-name="Tabela4.A1" office:value-type="string">
            <text:p text:style-name="P1">A rescisão implica o <text:span text:style-name="Strong_20_Emphasis">afastamento dos benefícios concedidos</text:span> e a <text:span text:style-name="Strong_20_Emphasis">cobrança integral das dívidas</text:span>. Além disso, o contribuinte fica <text:span text:style-name="Strong_20_Emphasis"><text:span text:style-name="T4">proibido</text:span></text:span><text:span text:style-name="Strong_20_Emphasis"> de formalizar nova transação pelo prazo de 2 (dois) anos</text:span> da data da rescisão, mesmo que relativa a débitos distintos.</text:p>
          </table:table-cell>
        </table:table-row>
        <table:table-row table:style-name="TableLine2211088715456">
          <table:table-cell table:style-name="Tabela4.A1" office:value-type="string">
            <text:p text:style-name="P1"><text:span text:style-name="Strong_20_Emphasis">Posso contestar a rescisão?</text:span></text:p>
          </table:table-cell>
          <table:table-cell table:style-name="Tabela4.A1" office:value-type="string">
            <text:p text:style-name="P1"><text:span text:style-name="Strong_20_Emphasis">Sim.</text:span> O devedor será notificado da rescisão e poderá impugnar o ato, tendo garantidos o contraditório e a ampla defesa, no prazo de 15 (quinze) dias úteis. Se o vício for sanável, é admitida a regularização <text:soft-page-break/>durante o prazo concedido para a impugnação.</text:p>
          </table:table-cell>
        </table:table-row>
        <table:table-row table:style-name="TableLine2211088721440">
          <table:table-cell table:style-name="Tabela4.A1" office:value-type="string">
            <text:p text:style-name="P4">Cabe recurso contra ato que decide a impugnação à rescisão? </text:p>
          </table:table-cell>
          <table:table-cell table:style-name="Tabela4.A1" office:value-type="string">
            <text:p text:style-name="P3"><text:span text:style-name="T3">Sim. </text:span>O devedor será notificado da decisão que apreciar a impugnação à rescisão, por meio eletrônico, sendo-lhe facultado interpor recurso administrativo no prazo de 15 (quinze) dias úteis, com efeito suspensivo.</text:p>
          </table:table-cell>
        </table:table-row>
      </table:table>
      <text:p text:style-name="Horizontal_20_Line"/>
      <text:p text:style-name="Text_20_body"/>
      <text:p text:style-name="Horizontal_20_Line"/>
      <text:h text:style-name="Heading_20_1" text:outline-level="1"><text:s/>Passo a Passo da Adesão à Transação Tributária (Edital nº 001/2025)</text:h>
      <text:h text:style-name="Heading_20_2" text:outline-level="2">1. Cadastramento e Solicitação de Simulação</text:h>
      <table:table table:name="Tabela5" table:style-name="Tabela5">
        <table:table-column table:style-name="Tabela5.A"/>
        <table:table-column table:style-name="Tabela5.B"/>
        <table:table-row table:style-name="TableLine2211088720624">
          <table:table-cell table:style-name="Tabela5.A1" office:value-type="string">
            <text:p text:style-name="P7">Pergunta</text:p>
          </table:table-cell>
          <table:table-cell table:style-name="Tabela5.A1" office:value-type="string">
            <text:p text:style-name="P7">Resposta (Procedimentos e Requisitos)</text:p>
          </table:table-cell>
        </table:table-row>
        <table:table-row table:style-name="TableLine2211088714912">
          <table:table-cell table:style-name="Tabela5.A1" office:value-type="string">
            <text:p text:style-name="P1"><text:span text:style-name="Strong_20_Emphasis">Qual é o primeiro passo para aderir à transação?</text:span></text:p>
          </table:table-cell>
          <table:table-cell table:style-name="Tabela5.A1" office:value-type="string">
            <text:p text:style-name="P1">O contribuinte que deseja obter a simulação de seus créditos aptos a serem transacionados deve <text:span text:style-name="Strong_20_Emphasis">solicitar seu cadastro, </text:span><text:span text:style-name="Strong_20_Emphasis"><text:span text:style-name="T6">com o preenchimento de formulário disponibilizado no site da PGE e reunião dos documentos exigidos.</text:span></text:span></text:p>
          </table:table-cell>
        </table:table-row>
        <table:table-row table:style-name="TableLine2211088718176">
          <table:table-cell table:style-name="Tabela5.A1" office:value-type="string">
            <text:p text:style-name="P1"><text:span text:style-name="Strong_20_Emphasis">Qual o canal de comunicação oficial?</text:span></text:p>
          </table:table-cell>
          <table:table-cell table:style-name="Tabela5.A1" office:value-type="string">
            <text:p text:style-name="P1"><text:span text:style-name="Strong_20_Emphasis">TODAS</text:span> as comunicações entre a PGE e os contribuintes serão realizadas através do e-mail <text:span text:style-name="Strong_20_Emphasis">ntt@pge.go.gov.br</text:span>.</text:p>
          </table:table-cell>
        </table:table-row>
        <table:table-row table:style-name="TableLine2211088715184">
          <table:table-cell table:style-name="Tabela5.A1" office:value-type="string">
            <text:p text:style-name="P1"><text:span text:style-name="Strong_20_Emphasis">Quais dados devo enviar se eu for Pessoa Física?</text:span></text:p>
          </table:table-cell>
          <table:table-cell table:style-name="Tabela5.A1" office:value-type="string">
            <text:p text:style-name="P2">O solicitante pessoa física deve encaminhar, para o e-mail <text:span text:style-name="Strong_20_Emphasis">ntt@pge.go.gov.br</text:span>, os seguintes dados e documentos: <text:span text:style-name="T5">Formulário com os seguintes</text:span><text:span text:style-name="T6"> </text:span><text:span text:style-name="T5">d</text:span><text:span text:style-name="Strong_20_Emphasis">ados:</text:span> nome, CPF, endereço, e-mail e telefone. <text:span text:style-name="Strong_20_Emphasis">Documentos:</text:span> Documento oficial de identificação (CI/CPF) e comprovante de endereço.</text:p>
          </table:table-cell>
        </table:table-row>
        <table:table-row table:style-name="TableLine2211088722800">
          <table:table-cell table:style-name="Tabela5.A1" office:value-type="string">
            <text:p text:style-name="P1"><text:span text:style-name="Strong_20_Emphasis">Quais dados devo enviar se eu for Pessoa Jurídica?</text:span></text:p>
          </table:table-cell>
          <table:table-cell table:style-name="Tabela5.A1" office:value-type="string">
            <text:p text:style-name="P1">O solicitante pessoa jurídica deve encaminhar, para o e-mail <text:span text:style-name="Strong_20_Emphasis">ntt@pge.go.gov.br</text:span>, os seguintes dados e documentos: <text:span text:style-name="T5">Formulário com os seguintes </text:span><text:span text:style-name="Strong_20_Emphasis"><text:span text:style-name="T6">d</text:span></text:span><text:span text:style-name="Strong_20_Emphasis">ados:</text:span> nome, CPF do solicitante, e-mail e telefone. <text:span text:style-name="Strong_20_Emphasis">Documentos:</text:span> Documento oficial de identificação, comprovante de endereço, <text:span text:style-name="Strong_20_Emphasis">contrato social</text:span>, <text:span text:style-name="Strong_20_Emphasis">certidão atualizada da JUCEG</text:span> e, se houver, procuração e quaisquer outros documentos que demonstrem o vínculo à pessoa jurídica.</text:p>
          </table:table-cell>
        </table:table-row>
        <table:table-row table:style-name="TableLine2211088718448">
          <table:table-cell table:style-name="Tabela5.A1" office:value-type="string">
            <text:p text:style-name="P1"><text:span text:style-name="Strong_20_Emphasis">O que acontece se a documentação estiver incompleta?</text:span></text:p>
          </table:table-cell>
          <table:table-cell table:style-name="Tabela5.A1" office:value-type="string">
            <text:p text:style-name="P1">Em caso de insuficiência de documentos, a equipe da PGE entrará em contato via e-mail para que o solicitante encaminhe a documentação faltante.</text:p>
          </table:table-cell>
        </table:table-row>
        <table:table-row table:style-name="TableLine2211088716000">
          <table:table-cell table:style-name="Tabela5.A1" office:value-type="string">
            <text:p text:style-name="P1"><text:span text:style-name="Strong_20_Emphasis">Qual é o prazo para solicitar a adesão?</text:span></text:p>
          </table:table-cell>
          <table:table-cell table:style-name="Tabela5.A1" office:value-type="string">
            <text:p text:style-name="P1">O contribuinte deverá realizar a adesão à proposta da PGE no período de <text:span text:style-name="T6">vigência do edital de transação.</text:span></text:p>
          </table:table-cell>
        </table:table-row>
      </table:table>
      <text:h text:style-name="Heading_20_2" text:outline-level="2">2. Recebimento da Simulação e Escolha dos Créditos</text:h>
      <table:table table:name="Tabela6" table:style-name="Tabela6">
        <table:table-column table:style-name="Tabela6.A"/>
        <table:table-column table:style-name="Tabela6.B"/>
        <table:table-row table:style-name="TableLine2211088716272">
          <table:table-cell table:style-name="Tabela6.A1" office:value-type="string">
            <text:p text:style-name="P7">Pergunta</text:p>
          </table:table-cell>
          <table:table-cell table:style-name="Tabela6.A1" office:value-type="string">
            <text:p text:style-name="P7">Resposta (Procedimentos)</text:p>
          </table:table-cell>
        </table:table-row>
        <table:table-row table:style-name="TableLine2211088719536">
          <table:table-cell table:style-name="Tabela6.A1" office:value-type="string">
            <text:p text:style-name="P1"><text:span text:style-name="Strong_20_Emphasis">Como recebo a simulação dos meus débitos?</text:span></text:p>
          </table:table-cell>
          <table:table-cell table:style-name="Tabela6.A1" office:value-type="string">
            <text:p text:style-name="P1">Após o cadastro ser formalizado, o contribuinte ou seu representante legal receberá, por e-mail, a <text:span text:style-name="Strong_20_Emphasis">simulação contendo todos os créditos tributários aptos a serem transacionados</text:span> e as respectivas condições de pagamento.</text:p>
          </table:table-cell>
        </table:table-row>
        <table:table-row table:style-name="TableLine2211088719808">
          <table:table-cell table:style-name="Tabela6.A1" office:value-type="string">
            <text:p text:style-name="P1"><text:span text:style-name="Strong_20_Emphasis">Posso escolher quais </text:span><text:soft-page-break/><text:span text:style-name="Strong_20_Emphasis">débitos transacionar?</text:span></text:p>
          </table:table-cell>
          <table:table-cell table:style-name="Tabela6.A1" office:value-type="string">
            <text:p text:style-name="P1"><text:span text:style-name="Strong_20_Emphasis">Sim.</text:span> O contribuinte poderá selecionar os créditos que pretende <text:soft-page-break/>transacionar. A seleção dos débitos é de <text:span text:style-name="Strong_20_Emphasis">livre escolha do devedor</text:span>, desde que se enquadrem n<text:span text:style-name="T7">as condições</text:span> previst<text:span text:style-name="T7">a</text:span>s no Edital.</text:p>
          </table:table-cell>
        </table:table-row>
        <table:table-row table:style-name="TableLine2211088723616">
          <table:table-cell table:style-name="Tabela6.A1" office:value-type="string">
            <text:p text:style-name="P1"><text:span text:style-name="Strong_20_Emphasis">Posso pedir a revisão da classificação (pontuação) dos meus créditos?</text:span></text:p>
          </table:table-cell>
          <table:table-cell table:style-name="Tabela6.A1" office:value-type="string">
            <text:p text:style-name="P1"><text:span text:style-name="Strong_20_Emphasis">Sim.</text:span> O contribuinte poderá apresentar um <text:span text:style-name="Strong_20_Emphasis">pedido de revisão</text:span> quanto à pontuação dos seus créditos, ou indicar créditos que não apareceram na simulação enviada. Este pedido deve ser feito através do e-mail <text:span text:style-name="Strong_20_Emphasis">ntt@pge.go.gov.br</text:span>, utilizando um formulário-padrão e anexando documentos comprobatórios.</text:p>
          </table:table-cell>
        </table:table-row>
        <table:table-row table:style-name="TableLine2211088724160">
          <table:table-cell table:style-name="Tabela6.A1" office:value-type="string">
            <text:p text:style-name="P5">O que ocorre após eu selecionar os créditos que tenho interesse em negociar?</text:p>
          </table:table-cell>
          <table:table-cell table:style-name="Tabela6.A1" office:value-type="string">
            <text:p text:style-name="P6">O seu pedido é analisado pela PGE, que avaliará s se houve o cumprimento das obrigações e não se enquadra em nenhuma das vedações para transação.</text:p>
          </table:table-cell>
        </table:table-row>
      </table:table>
      <text:h text:style-name="Heading_20_2" text:outline-level="2">3. Formalização do Pedido de Adesão (Assinatura do Termo)</text:h>
      <table:table table:name="Tabela7" table:style-name="Tabela7">
        <table:table-column table:style-name="Tabela7.A"/>
        <table:table-column table:style-name="Tabela7.B"/>
        <table:table-row table:style-name="TableLine2211088725792">
          <table:table-cell table:style-name="Tabela7.A1" office:value-type="string">
            <text:p text:style-name="P7">Pergunta</text:p>
          </table:table-cell>
          <table:table-cell table:style-name="Tabela7.A1" office:value-type="string">
            <text:p text:style-name="P7">Resposta (Procedimentos)</text:p>
          </table:table-cell>
        </table:table-row>
        <table:table-row table:style-name="TableLine2211088800320">
          <table:table-cell table:style-name="Tabela7.A1" office:value-type="string">
            <text:p text:style-name="P1"><text:span text:style-name="Strong_20_Emphasis">Como formalizo a transação após escolher os débitos?</text:span></text:p>
          </table:table-cell>
          <table:table-cell table:style-name="Tabela7.A1" office:value-type="string">
            <text:p text:style-name="P1">A formalização se dá mediante a assinatura do termo de transação pelo contribuinte, seus representantes ou procuradores.</text:p>
          </table:table-cell>
        </table:table-row>
        <table:table-row table:style-name="TableLine2211088820176">
          <table:table-cell table:style-name="Tabela7.A1" office:value-type="string">
            <text:p text:style-name="P1"><text:span text:style-name="Strong_20_Emphasis">Qual procedimento devo seguir para solicitar o Termo de Transação?</text:span></text:p>
          </table:table-cell>
          <table:table-cell table:style-name="Tabela7.A1" office:value-type="string">
            <text:p text:style-name="P1">Após <text:span text:style-name="T7">a análise do pedido de transação pela PGE</text:span>, o contribuinte deverá enviar para o e-mail <text:span text:style-name="Strong_20_Emphasis">ntt@pge.go.gov.br</text:span>: <text:span text:style-name="Strong_20_Emphasis">1. A seleção dos créditos tributários</text:span> (processos administrativos tributários) que pretende transacionar; e <text:span text:style-name="Strong_20_Emphasis">2. Informar a quantidade de parcelas</text:span>. Feito isso, a PGE disponibilizará o termo.</text:p>
          </table:table-cell>
        </table:table-row>
        <table:table-row table:style-name="TableLine2211088825344">
          <table:table-cell table:style-name="Tabela7.A1" office:value-type="string">
            <text:p text:style-name="P1"><text:span text:style-name="Strong_20_Emphasis">Como é feita a assinatura do Termo?</text:span></text:p>
          </table:table-cell>
          <table:table-cell table:style-name="Tabela7.A1" office:value-type="string">
            <text:p text:style-name="P1">O termo de transação será recebido pelo e-mail cadastrado e, no caso de aprovação, deverá ser assinado eletronicamente por meio de <text:span text:style-name="Strong_20_Emphasis">certificado digital</text:span> ou do <text:span text:style-name="Strong_20_Emphasis">GOV.BR</text:span>.</text:p>
          </table:table-cell>
        </table:table-row>
        <table:table-row table:style-name="TableLine2211088822080">
          <table:table-cell table:style-name="Tabela7.A1" office:value-type="string">
            <text:p text:style-name="P1"><text:span text:style-name="Strong_20_Emphasis">Posso assinar presencialmente?</text:span></text:p>
          </table:table-cell>
          <table:table-cell table:style-name="Tabela7.A1" office:value-type="string">
            <text:p text:style-name="P1"><text:span text:style-name="Strong_20_Emphasis">Sim.</text:span> Se o contribuinte preferir, após receber a <text:span text:style-name="T7">análise do seu pedido</text:span>, poderá solicitar o <text:span text:style-name="Strong_20_Emphasis">agendamento de reunião presencial</text:span> na Procuradoria-Geral do Estado, através do e-mail <text:span text:style-name="Strong_20_Emphasis">ntt@pge.go.gov.br</text:span>, momento em que poderá selecionar os créditos e assinar o respectivo termo.</text:p>
          </table:table-cell>
        </table:table-row>
        <table:table-row table:style-name="TableLine2211088821808">
          <table:table-cell table:style-name="Tabela7.A1" office:value-type="string">
            <text:p text:style-name="P1"><text:span text:style-name="Strong_20_Emphasis">O que a assinatura do termo implica?</text:span></text:p>
          </table:table-cell>
          <table:table-cell table:style-name="Tabela7.A1" office:value-type="string">
            <text:p text:style-name="P1">A assinatura do termo implica <text:span text:style-name="Strong_20_Emphasis">confissão irrevogável e irretratável</text:span> dos débitos abrangidos, nos termos do CPC, ainda que o pagamento da primeira parcela não seja realizado.</text:p>
          </table:table-cell>
        </table:table-row>
        <table:table-row table:style-name="TableLine2211088823168">
          <table:table-cell table:style-name="Tabela7.A1" office:value-type="string">
            <text:p text:style-name="P1"><text:span text:style-name="Strong_20_Emphasis">O que devo informar obrigatoriamente na etapa de adesão?</text:span></text:p>
          </table:table-cell>
          <table:table-cell table:style-name="Tabela7.A1" office:value-type="string">
            <text:p text:style-name="P1">Na etapa de adesão, o devedor deverá informar, através do e-mail <text:span text:style-name="Strong_20_Emphasis">ntt@pge.go.gov.br</text:span>, e com documentos comprobatórios: Os débitos a serem incluídos, os números das execuções fiscais ou ações judiciais relacionadas, e <text:span text:style-name="Strong_20_Emphasis">a existência (ou não) de depósitos judiciais ou outras garantias</text:span> nas ações.</text:p>
          </table:table-cell>
        </table:table-row>
      </table:table>
      <text:h text:style-name="Heading_20_2" text:outline-level="2">4. Conclusão da Formalização e Pagamento</text:h>
      <table:table table:name="Tabela8" table:style-name="Tabela8">
        <table:table-column table:style-name="Tabela8.A"/>
        <table:table-column table:style-name="Tabela8.B"/>
        <table:table-row table:style-name="TableLine2211088727152">
          <table:table-cell table:style-name="Tabela8.A1" office:value-type="string">
            <text:p text:style-name="P7">Pergunta</text:p>
          </table:table-cell>
          <table:table-cell table:style-name="Tabela8.A1" office:value-type="string">
            <text:p text:style-name="P7">Resposta (Procedimentos)</text:p>
          </table:table-cell>
        </table:table-row>
        <table:table-row table:style-name="TableLine2211088820448">
          <table:table-cell table:style-name="Tabela8.A1" office:value-type="string">
            <text:p text:style-name="P1"><text:span text:style-name="Strong_20_Emphasis">Quando o ajuste de transação é considerado formalizado?</text:span></text:p>
          </table:table-cell>
          <table:table-cell table:style-name="Tabela8.A1" office:value-type="string">
            <text:p text:style-name="P1">O ajuste é formalizado com o preenchimento de <text:span text:style-name="Strong_20_Emphasis">requisitos cumulativos</text:span>: <text:span text:style-name="Strong_20_Emphasis">1. Assinatura do termo eletrônico</text:span>; <text:span text:style-name="Strong_20_Emphasis">2. Pagamento da parcela única ou da primeira parcela</text:span> no prazo de seu vencimento.</text:p>
          </table:table-cell>
        </table:table-row>
        <table:table-row table:style-name="TableLine2211088820992">
          <table:table-cell table:style-name="Tabela8.A1" office:value-type="string">
            <text:p text:style-name="P1"><text:span text:style-name="Strong_20_Emphasis">Como recebo o documento para pagamento (DARE)?</text:span></text:p>
          </table:table-cell>
          <table:table-cell table:style-name="Tabela8.A1" office:value-type="string">
            <text:p text:style-name="P1">Após a assinatura do termo de transação, o contribuinte receberá o <text:span text:style-name="Strong_20_Emphasis">DARE</text:span> (Documento de Arrecadação de Receitas Estaduais) <text:span text:style-name="Strong_20_Emphasis">via e-mail</text:span> para pagamento. <text:span text:style-name="T7">Os DAREs dos meses subsequentes poderão ser gerados </text:span><text:soft-page-break/><text:span text:style-name="T7">pelo contribuinte através de link disponibilizado no edital da transação.</text:span></text:p>
          </table:table-cell>
        </table:table-row>
        <table:table-row table:style-name="TableLine2211088819088">
          <table:table-cell table:style-name="Tabela8.A1" office:value-type="string">
            <text:p text:style-name="P1"><text:span text:style-name="Strong_20_Emphasis">Qual o prazo para pagar a primeira parcela?</text:span></text:p>
          </table:table-cell>
          <table:table-cell table:style-name="Tabela8.A1" office:value-type="string">
            <text:p text:style-name="P1">O vencimento das parcelas ocorre no dia 25 de cada mês, mas a <text:span text:style-name="Strong_20_Emphasis">primeira parcela</text:span> deve ser quitada <text:span text:style-name="Strong_20_Emphasis">até o 5º (quinto) dia útil</text:span> contado da data de sua geração, respeitando o limite do último dia útil do mês correspondente.</text:p>
          </table:table-cell>
        </table:table-row>
        <table:table-row table:style-name="TableLine2211088823440">
          <table:table-cell table:style-name="Tabela8.A1" office:value-type="string">
            <text:p text:style-name="P1"><text:span text:style-name="Strong_20_Emphasis">O que acontece se eu não pagar a primeira parcela no prazo?</text:span></text:p>
          </table:table-cell>
          <table:table-cell table:style-name="Tabela8.A1" office:value-type="string">
            <text:p text:style-name="P1">O não pagamento da parcela única ou da primeira parcela no prazo de vencimento enseja a <text:span text:style-name="Strong_20_Emphasis">não celebração do acordo de transação</text:span>, não se operando nenhum efeito jurídico, embora a assinatura do termo já implique a confissão irrevogável e irretratável dos débitos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14T11:03:32.904000000</meta:creation-date>
    <dc:date>2025-10-14T11:40:10.659000000</dc:date>
    <meta:editing-duration>PT24M43S</meta:editing-duration>
    <meta:editing-cycles>5</meta:editing-cycles>
    <meta:generator>LibreOffice/7.1.6.2$Windows_X86_64 LibreOffice_project/0e133318fcee89abacd6a7d077e292f1145735c3</meta:generator>
    <meta:document-statistic meta:table-count="8" meta:image-count="0" meta:object-count="0" meta:page-count="5" meta:paragraph-count="112" meta:word-count="1828" meta:character-count="11824" meta:non-whitespace-character-count="10104"/>
  </office:meta>
</office:document-meta>
</file>